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10d0c" draw:textarea-horizontal-align="justify" draw:textarea-vertical-align="middle" draw:auto-grow-height="false" fo:min-height="1.05cm" fo:min-width="11.4cm"/>
    </style:style>
    <style:style style:name="gr2" style:family="graphic" style:parent-style-name="standard">
      <style:graphic-properties svg:stroke-color="#000000" draw:fill="none" draw:fill-color="#55215b" draw:textarea-horizontal-align="justify" draw:textarea-vertical-align="middle" draw:auto-grow-height="false" fo:min-height="1.25cm" fo:min-width="11.7cm"/>
    </style:style>
    <style:style style:name="gr3" style:family="graphic" style:parent-style-name="standard">
      <style:graphic-properties svg:stroke-color="#000000" draw:fill="none" draw:fill-color="#55215b" draw:textarea-horizontal-align="justify" draw:textarea-vertical-align="middle" draw:auto-grow-height="false" fo:min-height="0.45cm" fo:min-width="11.7cm"/>
    </style:style>
    <style:style style:name="gr4" style:family="graphic" style:parent-style-name="standard">
      <style:graphic-properties draw:fill="solid" draw:fill-color="#55215b" draw:textarea-horizontal-align="justify" draw:textarea-vertical-align="middle" draw:auto-grow-height="false" fo:min-height="1.55cm" fo:min-width="3.001cm"/>
    </style:style>
    <style:style style:name="gr5" style:family="graphic" style:parent-style-name="standard">
      <style:graphic-properties draw:fill="solid" draw:fill-color="#127622" draw:textarea-horizontal-align="justify" draw:textarea-vertical-align="middle" draw:auto-grow-height="false" fo:min-height="1.55cm" fo:min-width="2.901cm"/>
    </style:style>
    <style:style style:name="gr6" style:family="graphic" style:parent-style-name="standard">
      <style:graphic-properties draw:fill="solid" draw:fill-color="#e8a202" draw:textarea-horizontal-align="justify" draw:textarea-vertical-align="middle" draw:auto-grow-height="false" fo:min-height="1.55cm" fo:min-width="3.0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24cm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0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3" style:family="graphic" style:parent-style-name="standard">
      <style:graphic-properties svg:stroke-color="#000000" draw:fill="none" draw:textarea-vertical-align="middle" draw:auto-grow-height="false" fo:min-height="12.83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solid" draw:fill-color="#f10d0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55215b"/>
      <style:paragraph-properties fo:text-align="center"/>
    </style:style>
    <style:style style:name="P4" style:family="paragraph">
      <loext:graphic-properties draw:fill="none" draw:fill-color="#55215b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solid" draw:fill-color="#55215b"/>
      <style:paragraph-properties fo:text-align="center"/>
    </style:style>
    <style:style style:name="P6" style:family="paragraph">
      <loext:graphic-properties draw:fill="solid" draw:fill-color="#127622"/>
      <style:paragraph-properties fo:text-align="center"/>
    </style:style>
    <style:style style:name="P7" style:family="paragraph">
      <loext:graphic-properties draw:fill="solid" draw:fill-color="#e8a202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9cm" svg:height="1.3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2cm" svg:height="1.5cm" svg:x="1.1cm" svg:y="6.4cm">
          <text:p text:style-name="P2">Host O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2cm" svg:height="0.7cm" svg:x="1.1cm" svg:y="5.7cm">
          <text:p text:style-name="P2"><text:span text:style-name="T1">Hypervis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01cm" svg:height="1.8cm" svg:x="1.1cm" svg:y="3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1cm" svg:height="1.8cm" svg:x="5.4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01cm" svg:height="1.8cm" svg:x="9.8cm" svg:y="3.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652cm" svg:height="0.962cm" svg:x="1.001cm" svg:y="4.7cm">
          <draw:text-box>
            <text:p><text:span text:style-name="T1">Guest OS *nix</text:span></text:p>
          </draw:text-box>
        </draw:frame>
        <draw:frame draw:style-name="gr8" draw:text-style-name="P8" draw:layer="layout" svg:width="3.673cm" svg:height="0.962cm" svg:x="5.302cm" svg:y="4.7cm">
          <draw:text-box>
            <text:p><text:span text:style-name="T1">Guest OS Win</text:span></text:p>
          </draw:text-box>
        </draw:frame>
        <draw:frame draw:style-name="gr9" draw:text-style-name="P8" draw:layer="layout" svg:width="3.757cm" svg:height="0.962cm" svg:x="9.603cm" svg:y="4.7cm">
          <draw:text-box>
            <text:p><text:span text:style-name="T1">Guest OS Mac</text:span></text:p>
          </draw:text-box>
        </draw:frame>
        <draw:custom-shape draw:style-name="gr10" draw:text-style-name="P2" draw:layer="layout" svg:width="2.6cm" svg:height="2.5cm" svg:x="1.801cm" svg:y="0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9" draw:layer="layout" svg:width="2.157cm" svg:height="0.962cm" svg:x="2.101cm" svg:y="1.1cm">
          <draw:text-box>
            <text:p>App 1</text:p>
          </draw:text-box>
        </draw:frame>
        <draw:custom-shape draw:style-name="gr10" draw:text-style-name="P2" draw:layer="layout" svg:width="2.6cm" svg:height="2.5cm" svg:x="6.102cm" svg:y="0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9" draw:layer="layout" svg:width="2.157cm" svg:height="0.962cm" svg:x="6.402cm" svg:y="1.101cm">
          <draw:text-box>
            <text:p>App 2</text:p>
          </draw:text-box>
        </draw:frame>
        <draw:custom-shape draw:style-name="gr10" draw:text-style-name="P2" draw:layer="layout" svg:width="2.6cm" svg:height="2.5cm" svg:x="10.702cm" svg:y="0.4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9" draw:layer="layout" svg:width="2.157cm" svg:height="0.962cm" svg:x="11.002cm" svg:y="1.101cm">
          <draw:text-box>
            <text:p>App 3</text:p>
          </draw:text-box>
        </draw:frame>
        <draw:frame draw:style-name="gr12" draw:text-style-name="P9" draw:layer="layout" svg:width="3.423cm" svg:height="0.962cm" svg:x="5.201cm" svg:y="8.2cm">
          <draw:text-box>
            <text:p>Machine 1</text:p>
          </draw:text-box>
        </draw:frame>
        <draw:custom-shape draw:style-name="gr13" draw:text-style-name="P10" draw:layer="layout" svg:width="1cm" svg:height="13.8cm" draw:transform="rotate (-1.5707963267949) translate (14.3cm 8.8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9" draw:layer="layout" svg:width="8.668cm" svg:height="0.962cm" svg:x="3.1cm" svg:y="10.1cm">
          <draw:text-box>
            <text:p>Encapsulation via Hypervisor</text:p>
          </draw:text-box>
        </draw:frame>
        <draw:custom-shape draw:style-name="gr15" draw:text-style-name="P2" draw:layer="layout" svg:width="2.9cm" svg:height="1cm" svg:x="1.7cm" svg:y="2.9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072cm" svg:height="0.962cm" svg:x="1.6cm" svg:y="3cm">
          <draw:text-box>
            <text:p>Bins/Libs</text:p>
          </draw:text-box>
        </draw:frame>
        <draw:custom-shape draw:style-name="gr15" draw:text-style-name="P2" draw:layer="layout" svg:width="2.9cm" svg:height="1cm" svg:x="5.9cm" svg:y="2.9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072cm" svg:height="0.962cm" svg:x="5.8cm" svg:y="3cm">
          <draw:text-box>
            <text:p>Bins/Libs</text:p>
          </draw:text-box>
        </draw:frame>
        <draw:custom-shape draw:style-name="gr15" draw:text-style-name="P2" draw:layer="layout" svg:width="2.9cm" svg:height="1cm" svg:x="10.4cm" svg:y="2.9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072cm" svg:height="0.962cm" svg:x="10.3cm" svg:y="3cm">
          <draw:text-box>
            <text:p>Bins/Lib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1-18T09:38:47.350129327</dc:date>
    <meta:editing-duration>PT54M34S</meta:editing-duration>
    <meta:editing-cycles>6</meta:editing-cycles>
    <meta:generator>LibreOffice/6.1.2.1$MacOSX_X86_64 LibreOffice_project/65905a128db06ba48db947242809d14d3f9a93fe</meta:generator>
    <meta:document-statistic meta:object-count="24"/>
  </office:meta>
</office:document-meta>
</file>